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2" style:family="paragraph" style:parent-style-name="Standard">
      <style:text-properties officeooo:rsid="001407c0" officeooo:paragraph-rsid="001407c0"/>
    </style:style>
    <style:style style:name="P3" style:family="paragraph" style:parent-style-name="Standard">
      <style:text-properties fo:font-weight="bold" officeooo:rsid="001f6b1c" officeooo:paragraph-rsid="001f6b1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f6b1c"/>
    </style:style>
    <style:style style:name="T3" style:family="text">
      <style:text-properties fo:color="#ff3333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<text:span text:style-name="T2">1</text:span>L<text:span text:style-name="T2">5</text:span> German</text:p>
      <text:p text:style-name="P2"/>
      <text:p text:style-name="P3"/>
      <text:p text:style-name="P3"><text:tab/><text:span text:style-name="T1">in der N[a]he von<text:tab/></text:span>near</text:p>
      <text:p text:style-name="P3"><text:span text:style-name="T1"><text:tab/>weit von<text:tab/><text:tab/></text:span>far from</text:p>
      <text:p text:style-name="P3"><text:span text:style-name="T1"><text:tab/>rechts von<text:tab/><text:tab/></text:span>to the right of</text:p>
      <text:p text:style-name="P3"><text:span text:style-name="T1"><text:tab/>links von<text:tab/><text:tab/></text:span>to the left of</text:p>
      <text:p text:style-name="P3"><text:span text:style-name="T1"><text:tab/>neben<text:tab/><text:tab/><text:tab/></text:span>next to</text:p>
      <text:p text:style-name="P3"/>
      <text:p text:style-name="P3"/>
      <text:p text:style-name="P3">Dative Case</text:p>
      <text:p text:style-name="P3"/>
      <text:p text:style-name="P3"><text:tab/><text:tab/><text:tab/><text:span text:style-name="T1">Masculine<text:tab/>Feminine<text:tab/>Neuter<text:tab/><text:tab/>Plural </text:span><text:span text:style-name="T3">!</text:span></text:p>
      <text:p text:style-name="P3"><text:span text:style-name="T1"><text:tab/></text:span></text:p>
      <text:p text:style-name="P3"><text:span text:style-name="T1"><text:tab/>Dative:<text:tab/><text:tab/></text:span>dem<text:tab/><text:tab/>der<text:tab/><text:tab/>dem<text:tab/><text:tab/>den, -n*</text:p>
      <text:p text:style-name="P3"/>
      <text:p text:style-name="P3"><text:tab/>Ex:</text:p>
      <text:p text:style-name="P3"><text:tab/><text:tab/><text:span text:style-name="T1">in </text:span>der<text:span text:style-name="T1"> n[a]he von </text:span>der<text:span text:style-name="T1"> Bank<text:tab/>(die Bank)</text:span></text:p>
      <text:p text:style-name="P3"><text:span text:style-name="T1"><text:tab/><text:tab/>rechts von </text:span>dem<text:span text:style-name="T1"> Markt<text:tab/>(der Markt)</text:span></text:p>
      <text:p text:style-name="P3"><text:tab/><text:tab/><text:span text:style-name="T1">links von </text:span>dem <text:span text:style-name="T1">hotel<text:tab/><text:tab/>(das Hotel)</text:span></text:p>
      <text:p text:style-name="P3"><text:span text:style-name="T1"/></text:p>
      <text:p text:style-name="P3"><text:span text:style-name="T1"/></text:p>
      <text:p text:style-name="P3"><text:span text:style-name="T1"><text:tab/></text:span><text:span text:style-name="T3">! </text:span><text:span text:style-name="T4">If a noun used in the dative case has no -s or -n plural ending, it has to add an -n.</text:span></text:p>
      <text:p text:style-name="P3"><text:span text:style-name="T4"><text:tab/><text:tab/></text:span><text:span text:style-name="T5">Ex: den M[a]nnern<text:tab/>(die M[a]nner, the men)</text:span></text:p>
      <text:p text:style-name="P3"/>
      <text:p text:style-name="P3">..</text:p>
      <text:p text:style-name="P3"/>
      <text:p text:style-name="P3"/>
      <text:p text:style-name="P3">Ex:</text:p>
      <text:p text:style-name="P3"/>
      <text:p text:style-name="P3"><text:tab/><text:span text:style-name="T1">near the school<text:tab/><text:tab/><text:tab/></text:span>in der N[a]he von der Schule</text:p>
      <text:p text:style-name="P3"><text:span text:style-name="T1"><text:tab/>on the right side of the bank<text:tab/><text:tab/></text:span>rechts von der Bank</text:p>
      <text:p text:style-name="P3"><text:span text:style-name="T1"><text:tab/>left of the town hall<text:tab/><text:tab/><text:tab/></text:span>links von dem Rathaus</text:p>
      <text:p text:style-name="P3"><text:span text:style-name="T1"><text:tab/>near the market<text:tab/><text:tab/><text:tab/></text:span>in der N[a]he von dem Markt</text:p>
      <text:p text:style-name="P3"><text:span text:style-name="T1"><text:tab/>far from the train station<text:tab/><text:tab/></text:span>weit von dem Bahnhof entfer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2-05T13:27:21.787810982</dc:date>
    <meta:editing-duration>PT59M1S</meta:editing-duration>
    <meta:editing-cycles>10</meta:editing-cycles>
    <meta:generator>LibreOffice/4.4.7.2$Linux_X86_64 LibreOffice_project/40$Build-2</meta:generator>
    <meta:document-statistic meta:table-count="0" meta:image-count="0" meta:object-count="0" meta:page-count="1" meta:paragraph-count="23" meta:word-count="139" meta:character-count="701" meta:non-whitespace-character-count="540"/>
  </office:meta>
</office:document-meta>
</file>